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1.819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1.057cm"/>
    </style:style>
    <style:style style:name="co19" style:family="table-column">
      <style:table-column-properties fo:break-before="auto" style:column-width="1.461cm"/>
    </style:style>
    <style:style style:name="co20" style:family="table-column">
      <style:table-column-properties fo:break-before="auto" style:column-width="0.857cm"/>
    </style:style>
    <style:style style:name="co21" style:family="table-column">
      <style:table-column-properties fo:break-before="auto" style:column-width="1.438cm"/>
    </style:style>
    <style:style style:name="co22" style:family="table-column">
      <style:table-column-properties fo:break-before="auto" style:column-width="1.191cm"/>
    </style:style>
    <style:style style:name="co23" style:family="table-column">
      <style:table-column-properties fo:break-before="auto" style:column-width="1.261cm"/>
    </style:style>
    <style:style style:name="co24" style:family="table-column">
      <style:table-column-properties fo:break-before="auto" style:column-width="1.365cm"/>
    </style:style>
    <style:style style:name="co2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/>
    <style:style style:name="ce25" style:family="table-cell" style:parent-style-name="Default" style:data-style-name="N111"/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0.06pt solid #000000" style:direction="ttb" style:vertical-align="top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1">
          <table:table-cell table:style-name="ce23" office:value-type="string" calcext:value-type="string">
            <text:p>Stave</text:p>
          </table:table-cell>
          <table:table-cell table:number-columns-repeated="7"/>
          <table:table-cell table:style-name="ce30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ialog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28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9"/>
          <table:table-cell table:style-name="ce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  <table: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25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26" table:formula="of:=4/3" office:value-type="float" office:value="1.33333333333333" calcext:value-type="float">
            <text:p>1.33</text:p>
          </table:table-cell>
          <table:table-cell/>
          <table:table-cell table:style-name="ce32" office:value-type="string" calcext:value-type="string" table:number-columns-spanned="1" table:number-rows-spanned="9">
            <text:p>margin left</text:p>
          </table:table-cell>
          <table:table-cell table:style-name="ce33" office:value-type="string" calcext:value-type="string" table:number-columns-spanned="3" table:number-rows-spanned="4">
            <text:p>Stave 1</text:p>
          </table:table-cell>
          <table:covered-table-cell table:number-columns-repeated="2" table:style-name="ce9"/>
          <table:table-cell table:style-name="ce32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/>
          <table:table-cell table:formula="of:=[.P21]+1+[.Y3]" office:value-type="float" office:value="778" calcext:value-type="float">
            <text:p>778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Margins</text:p>
          </table:table-cell>
          <table:table-cell/>
          <table:table-cell table:style-name="ce25"/>
          <table:table-cell table:number-columns-repeated="5"/>
          <table:covered-table-cell table:number-columns-repeated="5"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  <table:table-cell table:number-columns-repeated="10"/>
        </table:table-row>
        <table:table-row table:style-name="ro1">
          <table:table-cell table:number-columns-repeated="8"/>
          <table:covered-table-cell table:style-name="ce9"/>
          <table:table-cell table:style-name="ce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23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9"/>
          <table:table-cell table:style-name="ce33" office:value-type="string" calcext:value-type="string" table:number-columns-spanned="3" table:number-rows-spanned="4">
            <text:p>Stave 2</text:p>
          </table:table-cell>
          <table:covered-table-cell table:number-columns-repeated="3" table:style-name="ce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1]-[.E11]" office:value-type="float" office:value="420" calcext:value-type="float">
            <text:p>420</text:p>
          </table:table-cell>
          <table:table-cell/>
          <table:covered-table-cell table:number-columns-repeated="5" table:style-name="ce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9"/>
          <table:table-cell table:style-name="ce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Viewport</text:p>
          </table:table-cell>
          <table:table-cell table:number-columns-repeated="2"/>
          <table:table-cell table:style-name="ce23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30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  <table:table-cell table:number-columns-repeated="10"/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26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  <table:table-cell table:number-columns-repeated="10"/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style-name="ce23" office:value-type="string" calcext:value-type="string">
            <text:p>Buttons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/>
          <table:table-cell table:style-name="ce29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27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27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27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27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27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27"/>
          <table:table-cell/>
          <table:table-cell table:style-name="ce27"/>
          <table:table-cell table:number-columns-repeated="8"/>
          <table:table-cell office:value-type="string" calcext:value-type="string">
            <text:p>y margin 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 bott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formula="of:=[.P27]+[.R27]"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4" table:formula="of:=[.B9]*0.4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4" table:formula="of:=[.B9]*0.85" office:value-type="float" office:value="59.5" calcext:value-type="float">
            <text:p>60</text:p>
          </table:table-cell>
          <table:table-cell table:number-columns-repeated="20"/>
          <table:table-cell office:value-type="string" calcext:value-type="string">
            <text:p>posObYm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4" table:formula="of:=[.B31]+5" office:value-type="float" office:value="64.5" calcext:value-type="float">
            <text:p>65</text:p>
          </table:table-cell>
          <table:table-cell table:number-columns-repeated="20"/>
          <table:table-cell office:value-type="string" calcext:value-type="string">
            <text:p>posOrdYm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3" office:value-type="string" calcext:value-type="string">
            <text:p>Overlay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4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T18]-[.O36]+0.5" office:value-type="float" office:value="644" calcext:value-type="float">
            <text:p>644</text:p>
          </table:table-cell>
          <table:table-cell table:formula="of:=39-1" office:value-type="float" office:value="38" calcext:value-type="float">
            <text:p>38</text:p>
          </table:table-cell>
          <table:table-cell table:formula="of:=[.O36]" office:value-type="float" office:value="96" calcext:value-type="float">
            <text:p>96</text:p>
          </table:table-cell>
          <table:table-cell table:formula="of:=[.Q21]+1" office:value-type="float" office:value="336" calcext:value-type="float">
            <text:p>336</text:p>
          </table:table-cell>
          <table:table-cell table:formula="of:=[.Q36]" office:value-type="float" office:value="644" calcext:value-type="float">
            <text:p>644</text:p>
          </table:table-cell>
          <table:table-cell table:formula="of:=[.R36]" office:value-type="float" office:value="38" calcext:value-type="float">
            <text:p>38</text:p>
          </table:table-cell>
          <table:table-cell office:value-type="string" calcext:value-type="string">
            <text:p>obLine</text:p>
          </table:table-cell>
          <table:table-cell table:formula="of:=[.O36]" office:value-type="float" office:value="96" calcext:value-type="float">
            <text:p>96</text:p>
          </table:table-cell>
          <table:table-cell table:formula="of:=[.O36]+[.Q36]" office:value-type="float" office:value="740" calcext:value-type="float">
            <text:p>740</text:p>
          </table:table-cell>
          <table:table-cell table:formula="of:=[.P36]+[.X31]" office:value-type="float" office:value="128.5" calcext:value-type="float">
            <text:p>128.5</text:p>
          </table:table-cell>
          <table:table-cell table:formula="of:=[.Z36]" office:value-type="float" office:value="128.5" calcext:value-type="float">
            <text:p>128.5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T36]+[.X31]" office:value-type="float" office:value="349.5" calcext:value-type="float">
            <text:p>349.5</text:p>
          </table:table-cell>
          <table:table-cell table:formula="of:=[.AD36]" office:value-type="float" office:value="349.5" calcext:value-type="float">
            <text:p>349.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ordLine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P36]+[.X32]" office:value-type="float" office:value="142" calcext:value-type="float">
            <text:p>142</text:p>
          </table:table-cell>
          <table:table-cell table:formula="of:=[.Z37]" office:value-type="float" office:value="142" calcext:value-type="float">
            <text:p>142</text:p>
          </table:table-cell>
          <table:table-cell table:formula="of:=[.X37]" office:value-type="float" office:value="96" calcext:value-type="float">
            <text:p>96</text:p>
          </table:table-cell>
          <table:table-cell table:formula="of:=[.Y37]" office:value-type="float" office:value="740" calcext:value-type="float">
            <text:p>740</text:p>
          </table:table-cell>
          <table:table-cell table:formula="of:=[.T36]+[.X32]" office:value-type="float" office:value="363" calcext:value-type="float">
            <text:p>363</text:p>
          </table:table-cell>
          <table:table-cell table:formula="of:=[.AD3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speed</text:p>
          </table:table-cell>
          <table:table-cell table:formula="of:=[.O36]" office:value-type="float" office:value="96" calcext:value-type="float">
            <text:p>96</text:p>
          </table:table-cell>
          <table:table-cell table:formula="of:=[.P36]+[.R36]+1" office:value-type="float" office:value="154" calcext:value-type="float">
            <text:p>154</text:p>
          </table:table-cell>
          <table:table-cell table:formula="of:=[.Q36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6]+[.V36]+1" office:value-type="float" office:value="375" calcext:value-type="float">
            <text:p>375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39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O39]" office:value-type="float" office:value="96" calcext:value-type="float">
            <text:p>96</text:p>
          </table:table-cell>
          <table:table-cell table:formula="of:=[.X39]+[.Q39]" office:value-type="float" office:value="740" calcext:value-type="float">
            <text:p>740</text:p>
          </table:table-cell>
          <table:table-cell table:formula="of:=[.P39]+[.R39]/2-0.5" office:value-type="float" office:value="161" calcext:value-type="float">
            <text:p>161</text:p>
          </table:table-cell>
          <table:table-cell table:formula="of:=[.Z39]" office:value-type="float" office:value="161" calcext:value-type="float">
            <text:p>161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T39]+[.V39]/2-0.5" office:value-type="float" office:value="382" calcext:value-type="float">
            <text:p>382</text:p>
          </table:table-cell>
          <table:table-cell table:formula="of:=[.AD39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idth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formula="of:=[.O39]" office:value-type="float" office:value="96" calcext:value-type="float">
            <text:p>96</text:p>
          </table:table-cell>
          <table:table-cell table:formula="of:=[.P39]+[.R39]+2" office:value-type="float" office:value="171" calcext:value-type="float">
            <text:p>171</text:p>
          </table:table-cell>
          <table:table-cell table:formula="of:=[.Q39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9]+[.V39]+2" office:value-type="float" office:value="392" calcext:value-type="float">
            <text:p>392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41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P41]+[.R41]/2" office:value-type="float" office:value="178.5" calcext:value-type="float">
            <text:p>178.5</text:p>
          </table:table-cell>
          <table:table-cell table:formula="of:=[.Z41]" office:value-type="float" office:value="178.5" calcext:value-type="float">
            <text:p>178.5</text:p>
          </table:table-cell>
          <table:table-cell table:formula="of:=[.AB39]" office:value-type="float" office:value="96" calcext:value-type="float">
            <text:p>96</text:p>
          </table:table-cell>
          <table:table-cell table:formula="of:=[.AC39]" office:value-type="float" office:value="740" calcext:value-type="float">
            <text:p>740</text:p>
          </table:table-cell>
          <table:table-cell table:formula="of:=[.T41]+[.V41]/2" office:value-type="float" office:value="399.5" calcext:value-type="float">
            <text:p>399.5</text:p>
          </table:table-cell>
          <table:table-cell table:formula="of:=[.AD41]" office:value-type="float" office:value="399.5" calcext:value-type="float">
            <text:p>399.5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</text:p>
          </table:table-cell>
          <table:table-cell table:style-name="ce24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4" table:formula="of:=[.O21]"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1]" office:value-type="float" office:value="96" calcext:value-type="float">
            <text:p>96</text:p>
          </table:table-cell>
          <table:table-cell table:formula="of:=[.P41]+[.R41]+2" office:value-type="float" office:value="188" calcext:value-type="float">
            <text:p>188</text:p>
          </table:table-cell>
          <table:table-cell table:formula="of:=[.Q41]" office:value-type="float" office:value="644" calcext:value-type="float">
            <text:p>644</text:p>
          </table:table-cell>
          <table:table-cell table:formula="of:=71-2" office:value-type="float" office:value="69" calcext:value-type="float">
            <text:p>69</text:p>
          </table:table-cell>
          <table:table-cell table:formula="of:=[.S41]" office:value-type="float" office:value="96" calcext:value-type="float">
            <text:p>96</text:p>
          </table:table-cell>
          <table:table-cell table:formula="of:=[.T41]+[.V41]+2" office:value-type="float" office:value="409" calcext:value-type="float">
            <text:p>409</text:p>
          </table:table-cell>
          <table:table-cell table:formula="of:=[.U41]" office:value-type="float" office:value="644" calcext:value-type="float">
            <text:p>644</text:p>
          </table:table-cell>
          <table:table-cell table:formula="of:=[.R43]" office:value-type="float" office:value="69" calcext:value-type="float">
            <text:p>69</text:p>
          </table:table-cell>
          <table:table-cell office:value-type="string" calcext:value-type="string">
            <text:p>midLine</text:p>
          </table:table-cell>
          <table:table-cell table:formula="of:=[.X41]" office:value-type="float" office:value="96" calcext:value-type="float">
            <text:p>96</text:p>
          </table:table-cell>
          <table:table-cell table:formula="of:=[.Y41]" office:value-type="float" office:value="740" calcext:value-type="float">
            <text:p>740</text:p>
          </table:table-cell>
          <table:table-cell table:formula="of:=[.P43]+[.R43]/2+2.5" office:value-type="float" office:value="225" calcext:value-type="float">
            <text:p>225</text:p>
          </table:table-cell>
          <table:table-cell table:formula="of:=[.Z43]" office:value-type="float" office:value="225" calcext:value-type="float">
            <text:p>225</text:p>
          </table:table-cell>
          <table:table-cell table:formula="of:=[.AB41]" office:value-type="float" office:value="96" calcext:value-type="float">
            <text:p>96</text:p>
          </table:table-cell>
          <table:table-cell table:formula="of:=[.AC41]" office:value-type="float" office:value="740" calcext:value-type="float">
            <text:p>740</text:p>
          </table:table-cell>
          <table:table-cell table:formula="of:=[.T43]+[.V43]/2+2.5" office:value-type="float" office:value="446" calcext:value-type="float">
            <text:p>446</text:p>
          </table:table-cell>
          <table:table-cell table:formula="of:=[.AD43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24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4" table:formula="of:=[.B32]-[.H42]/2-[.H46]" office:value-type="float" office:value="47.5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4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ynamics</text:p>
          </table:table-cell>
          <table:table-cell table:formula="of:=[.O43]" office:value-type="float" office:value="96" calcext:value-type="float">
            <text:p>96</text:p>
          </table:table-cell>
          <table:table-cell table:formula="of:=[.P43]+[.R43]+2" office:value-type="float" office:value="259" calcext:value-type="float">
            <text:p>259</text:p>
          </table:table-cell>
          <table:table-cell table:formula="of:=[.Q43]" office:value-type="float" office:value="644" calcext:value-type="float">
            <text:p>644</text:p>
          </table:table-cell>
          <table:table-cell table:formula="of:=22" office:value-type="float" office:value="22" calcext:value-type="float">
            <text:p>22</text:p>
          </table:table-cell>
          <table:table-cell table:formula="of:=[.S43]" office:value-type="float" office:value="96" calcext:value-type="float">
            <text:p>96</text:p>
          </table:table-cell>
          <table:table-cell table:formula="of:=[.T43]+[.V43]+2" office:value-type="float" office:value="480" calcext:value-type="float">
            <text:p>480</text:p>
          </table:table-cell>
          <table:table-cell table:formula="of:=[.U43]" office:value-type="float" office:value="644" calcext:value-type="float">
            <text:p>644</text:p>
          </table:table-cell>
          <table:table-cell table:formula="of:=[.R45]" office:value-type="float" office:value="22" calcext:value-type="float">
            <text:p>22</text:p>
          </table:table-cell>
          <table:table-cell office:value-type="string" calcext:value-type="string">
            <text:p>ordLine</text:p>
          </table:table-cell>
          <table:table-cell table:formula="of:=[.X43]" office:value-type="float" office:value="96" calcext:value-type="float">
            <text:p>96</text:p>
          </table:table-cell>
          <table:table-cell table:formula="of:=[.Y43]" office:value-type="float" office:value="740" calcext:value-type="float">
            <text:p>740</text:p>
          </table:table-cell>
          <table:table-cell table:formula="of:=[.P45]+[.R45]/2" office:value-type="float" office:value="270" calcext:value-type="float">
            <text:p>270</text:p>
          </table:table-cell>
          <table:table-cell table:formula="of:=[.Z45]" office:value-type="float" office:value="270" calcext:value-type="float">
            <text:p>270</text:p>
          </table:table-cell>
          <table:table-cell table:formula="of:=[.AB43]" office:value-type="float" office:value="96" calcext:value-type="float">
            <text:p>96</text:p>
          </table:table-cell>
          <table:table-cell table:formula="of:=[.AC43]" office:value-type="float" office:value="740" calcext:value-type="float">
            <text:p>740</text:p>
          </table:table-cell>
          <table:table-cell table:formula="of:=[.T45]+[.V45]/2" office:value-type="float" office:value="491" calcext:value-type="float">
            <text:p>491</text:p>
          </table:table-cell>
          <table:table-cell table:formula="of:=[.AD45]"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4" table:formula="of:=[.B44]+[.B42]/2+2" office:value-type="float" office:value="30" calcext:value-type="float">
            <text:p>30</text:p>
          </table:table-cell>
          <table:table-cell table:number-columns-repeated="11"/>
          <table:table-cell table:style-name="ce23" office:value-type="string" calcext:value-type="string">
            <text:p>Dialog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timbre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Y3]" office:value-type="float" office:value="663" calcext:value-type="float">
            <text:p>663</text:p>
          </table:table-cell>
          <table:table-cell table:formula="of:=32.5" office:value-type="float" office:value="32.5" calcext:value-type="float">
            <text:p>32.5</text:p>
          </table:table-cell>
          <table:table-cell table:formula="of:=[.O49]" office:value-type="float" office:value="96" calcext:value-type="float">
            <text:p>96</text:p>
          </table:table-cell>
          <table:table-cell table:formula="of:=[.T36]" office:value-type="float" office:value="336" calcext:value-type="float">
            <text:p>336</text:p>
          </table:table-cell>
          <table:table-cell table:formula="of:=[.Q49]" office:value-type="float" office:value="663" calcext:value-type="float">
            <text:p>663</text:p>
          </table:table-cell>
          <table:table-cell table:formula="of:=[.R49]" office:value-type="float" office:value="32.5" calcext:value-type="float">
            <text:p>32.5</text:p>
          </table:table-cell>
          <table:table-cell office:value-type="string" calcext:value-type="string">
            <text:p>ordline</text:p>
          </table:table-cell>
          <table:table-cell table:formula="of:=[.O49]" office:value-type="float" office:value="96" calcext:value-type="float">
            <text:p>96</text:p>
          </table:table-cell>
          <table:table-cell table:formula="of:=[.X49]+[.Q49]" office:value-type="float" office:value="759" calcext:value-type="float">
            <text:p>759</text:p>
          </table:table-cell>
          <table:table-cell table:formula="of:=[.P49]+[.R49]/2" office:value-type="float" office:value="131.25" calcext:value-type="float">
            <text:p>131.25</text:p>
          </table:table-cell>
          <table:table-cell table:formula="of:=[.Z49]" office:value-type="float" office:value="131.25" calcext:value-type="float">
            <text:p>131.25</text:p>
          </table:table-cell>
          <table:table-cell table:formula="of:=[.X49]" office:value-type="float" office:value="96" calcext:value-type="float">
            <text:p>96</text:p>
          </table:table-cell>
          <table:table-cell table:formula="of:=[.Y49]" office:value-type="float" office:value="759" calcext:value-type="float">
            <text:p>759</text:p>
          </table:table-cell>
          <table:table-cell table:formula="of:=[.T49]+[.V49]/2" office:value-type="float" office:value="352.25" calcext:value-type="float">
            <text:p>352.25</text:p>
          </table:table-cell>
          <table:table-cell table:formula="of:=[.AD49]" office:value-type="float" office:value="352.25" calcext:value-type="float">
            <text:p>352.2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2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9]" office:value-type="float" office:value="96" calcext:value-type="float">
            <text:p>96</text:p>
          </table:table-cell>
          <table:table-cell table:formula="of:=[.P49] + [.R49] +2" office:value-type="float" office:value="149.5" calcext:value-type="float">
            <text:p>149.5</text:p>
          </table:table-cell>
          <table:table-cell table:formula="of:=[.Q49]" office:value-type="float" office:value="663" calcext:value-type="float">
            <text:p>663</text:p>
          </table:table-cell>
          <table:table-cell office:value-type="float" office:value="96.5" calcext:value-type="float">
            <text:p>96.5</text:p>
          </table:table-cell>
          <table:table-cell table:formula="of:=[.O51]" office:value-type="float" office:value="96" calcext:value-type="float">
            <text:p>96</text:p>
          </table:table-cell>
          <table:table-cell table:formula="of:=[.T49] + [.V49] + 2" office:value-type="float" office:value="370.5" calcext:value-type="float">
            <text:p>370.5</text:p>
          </table:table-cell>
          <table:table-cell table:formula="of:=[.Q51]" office:value-type="float" office:value="663" calcext:value-type="float">
            <text:p>663</text:p>
          </table:table-cell>
          <table:table-cell table:formula="of:=[.R51]" office:value-type="float" office:value="96.5" calcext:value-type="float">
            <text:p>96.5</text:p>
          </table:table-cell>
          <table:table-cell office:value-type="string" calcext:value-type="string">
            <text:p>midLine</text:p>
          </table:table-cell>
          <table:table-cell table:formula="of:=[.O51]" office:value-type="float" office:value="96" calcext:value-type="float">
            <text:p>96</text:p>
          </table:table-cell>
          <table:table-cell table:formula="of:=[.X51]+[.Q51]" office:value-type="float" office:value="759" calcext:value-type="float">
            <text:p>759</text:p>
          </table:table-cell>
          <table:table-cell table:formula="of:=[.P51]+[.R51]/2" office:value-type="float" office:value="197.75" calcext:value-type="float">
            <text:p>197.75</text:p>
          </table:table-cell>
          <table:table-cell table:formula="of:=[.Z51]" office:value-type="float" office:value="197.75" calcext:value-type="float">
            <text:p>197.75</text:p>
          </table:table-cell>
          <table:table-cell table:formula="of:=[.X51]" office:value-type="float" office:value="96" calcext:value-type="float">
            <text:p>96</text:p>
          </table:table-cell>
          <table:table-cell table:formula="of:=[.Y51]" office:value-type="float" office:value="759" calcext:value-type="float">
            <text:p>759</text:p>
          </table:table-cell>
          <table:table-cell table:formula="of:=[.T51]+[.V51]/2" office:value-type="float" office:value="418.75" calcext:value-type="float">
            <text:p>418.75</text:p>
          </table:table-cell>
          <table:table-cell table:formula="of:=[.AD51]" office:value-type="float" office:value="418.75" calcext:value-type="float">
            <text:p>418.7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12"/>
          <table:table-cell office:value-type="string" calcext:value-type="string">
            <text:p>pitchStave</text:p>
          </table:table-cell>
          <table:table-cell table:formula="of:=[.B6] + ([.O21]-[.B6])/2" office:value-type="float" office:value="62.5" calcext:value-type="float">
            <text:p>62.5</text:p>
          </table:table-cell>
          <table:table-cell table:formula="of:=[.P51]" office:value-type="float" office:value="149.5" calcext:value-type="float">
            <text:p>149.5</text:p>
          </table:table-cell>
          <table:table-cell table:formula="of:= ([.O21]-[.B6])/2 -1" office:value-type="float" office:value="31.5" calcext:value-type="float">
            <text:p>31.5</text:p>
          </table:table-cell>
          <table:table-cell table:formula="of:=[.R51]" office:value-type="float" office:value="96.5" calcext:value-type="float">
            <text:p>96.5</text:p>
          </table:table-cell>
          <table:table-cell table:formula="of:=[.O53]" office:value-type="float" office:value="62.5" calcext:value-type="float">
            <text:p>62.5</text:p>
          </table:table-cell>
          <table:table-cell table:formula="of:=[.T51]" office:value-type="float" office:value="370.5" calcext:value-type="float">
            <text:p>370.5</text:p>
          </table:table-cell>
          <table:table-cell table:formula="of:=[.Q53]" office:value-type="float" office:value="31.5" calcext:value-type="float">
            <text:p>31.5</text:p>
          </table:table-cell>
          <table:table-cell table:formula="of:=[.R53]" office:value-type="float" office:value="96.5" calcext:value-type="float">
            <text:p>96.5</text:p>
          </table:table-cell>
          <table:table-cell office:value-type="string" calcext:value-type="string">
            <text:p>midLine</text:p>
          </table:table-cell>
          <table:table-cell table:formula="of:=[.O53]" office:value-type="float" office:value="62.5" calcext:value-type="float">
            <text:p>62.5</text:p>
          </table:table-cell>
          <table:table-cell table:formula="of:=[.X53]+[.Q53]" office:value-type="float" office:value="94" calcext:value-type="float">
            <text:p>94</text:p>
          </table:table-cell>
          <table:table-cell table:formula="of:=[.P53]+[.R53]/2" office:value-type="float" office:value="197.75" calcext:value-type="float">
            <text:p>197.75</text:p>
          </table:table-cell>
          <table:table-cell table:formula="of:=[.Z53]" office:value-type="float" office:value="197.75" calcext:value-type="float">
            <text:p>197.75</text:p>
          </table:table-cell>
          <table:table-cell table:formula="of:=[.X53]" office:value-type="float" office:value="62.5" calcext:value-type="float">
            <text:p>62.5</text:p>
          </table:table-cell>
          <table:table-cell table:formula="of:=[.Y53]" office:value-type="float" office:value="94" calcext:value-type="float">
            <text:p>94</text:p>
          </table:table-cell>
          <table:table-cell table:formula="of:=[.T53]+[.V53]/2" office:value-type="float" office:value="418.75" calcext:value-type="float">
            <text:p>418.75</text:p>
          </table:table-cell>
          <table:table-cell table:formula="of:=[.AD53]" office:value-type="float" office:value="418.75" calcext:value-type="float">
            <text:p>418.7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8"/>
          <table:table-cell office:value-type="string" calcext:value-type="string">
            <text:p>dynamics</text:p>
          </table:table-cell>
          <table:table-cell table:formula="of:=[.O49]" office:value-type="float" office:value="96" calcext:value-type="float">
            <text:p>96</text:p>
          </table:table-cell>
          <table:table-cell table:formula="of:=[.P51]+[.R51]+1.5" office:value-type="float" office:value="247.5" calcext:value-type="float">
            <text:p>247.5</text:p>
          </table:table-cell>
          <table:table-cell table:formula="of:=[.Q51]" office:value-type="float" office:value="663" calcext:value-type="float">
            <text:p>663</text:p>
          </table:table-cell>
          <table:table-cell office:value-type="float" office:value="32.5" calcext:value-type="float">
            <text:p>32.5</text:p>
          </table:table-cell>
          <table:table-cell table:formula="of:=[.O55]" office:value-type="float" office:value="96" calcext:value-type="float">
            <text:p>96</text:p>
          </table:table-cell>
          <table:table-cell table:formula="of:=[.T51] + [.V51] + 2" office:value-type="float" office:value="469" calcext:value-type="float">
            <text:p>469</text:p>
          </table:table-cell>
          <table:table-cell table:formula="of:=[.Q55]" office:value-type="float" office:value="663" calcext:value-type="float">
            <text:p>663</text:p>
          </table:table-cell>
          <table:table-cell table:formula="of:=[.R55]" office:value-type="float" office:value="32.5" calcext:value-type="float">
            <text:p>32.5</text:p>
          </table:table-cell>
          <table:table-cell office:value-type="string" calcext:value-type="string">
            <text:p>midLine</text:p>
          </table:table-cell>
          <table:table-cell table:formula="of:=[.O55]" office:value-type="float" office:value="96" calcext:value-type="float">
            <text:p>96</text:p>
          </table:table-cell>
          <table:table-cell table:formula="of:=[.X55]+[.Q55]" office:value-type="float" office:value="759" calcext:value-type="float">
            <text:p>759</text:p>
          </table:table-cell>
          <table:table-cell table:formula="of:=[.P55]+[.R55]/2" office:value-type="float" office:value="263.75" calcext:value-type="float">
            <text:p>263.75</text:p>
          </table:table-cell>
          <table:table-cell table:formula="of:=[.Z55]" office:value-type="float" office:value="263.75" calcext:value-type="float">
            <text:p>263.75</text:p>
          </table:table-cell>
          <table:table-cell table:formula="of:=[.X55]" office:value-type="float" office:value="96" calcext:value-type="float">
            <text:p>96</text:p>
          </table:table-cell>
          <table:table-cell table:formula="of:=[.Y55]" office:value-type="float" office:value="759" calcext:value-type="float">
            <text:p>759</text:p>
          </table:table-cell>
          <table:table-cell table:formula="of:=[.T55]+[.V55]/2" office:value-type="float" office:value="485.25" calcext:value-type="float">
            <text:p>485.25</text:p>
          </table:table-cell>
          <table:table-cell table:formula="of:=[.AD55]" office:value-type="float" office:value="485.25" calcext:value-type="float">
            <text:p>485.2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in diff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y del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otation line</text:p>
          </table:table-cell>
          <table:table-cell office:value-type="float" office:value="115" calcext:value-type="float">
            <text:p>115</text:p>
          </table:table-cell>
          <table:table-cell table:formula="of:=[.$P$21]+[.B62]" office:value-type="float" office:value="229" calcext:value-type="float">
            <text:p>229</text:p>
          </table:table-cell>
          <table:table-cell table:formula="of:=[.C63]-[.C62]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P$21]+[.B63]" office:value-type="float" office:value="237" calcext:value-type="float">
            <text:p>237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y del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Q$21]+[.B66]" office:value-type="float" office:value="450" calcext:value-type="float">
            <text:p>450</text:p>
          </table:table-cell>
          <table:table-cell table:formula="of:=[.C67]-[.C66]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Q$21]+[.B67]" office:value-type="float" office:value="458" calcext:value-type="float">
            <text:p>458</text:p>
          </table:table-cell>
          <table:table-cell table:number-columns-repeated="28"/>
        </table:table-row>
      </table:table>
      <table:table table:name="time" table:style-name="ta1">
        <table:table-column table:style-name="co7" table:default-cell-style-name="Default"/>
        <table:table-column table:style-name="co15" table:default-cell-style-name="Default"/>
        <table:table-column table:style-name="co16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table table:name="transposition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Transposi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S, D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, 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, 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S, A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F, A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mitone <text:s/>dist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verted</text:p>
          </table:table-cell>
          <table:table-cell table:formula="of:=[.B3]-12" office:value-type="float" office:value="-12" calcext:value-type="float">
            <text:p>-12</text:p>
          </table:table-cell>
          <table:table-cell table:formula="of:=[.C3]-12" office:value-type="float" office:value="-11" calcext:value-type="float">
            <text:p>-11</text:p>
          </table:table-cell>
          <table:table-cell table:formula="of:=[.D3]-12" office:value-type="float" office:value="-10" calcext:value-type="float">
            <text:p>-10</text:p>
          </table:table-cell>
          <table:table-cell table:formula="of:=[.E3]-12" office:value-type="float" office:value="-9" calcext:value-type="float">
            <text:p>-9</text:p>
          </table:table-cell>
          <table:table-cell table:formula="of:=[.F3]-12" office:value-type="float" office:value="-8" calcext:value-type="float">
            <text:p>-8</text:p>
          </table:table-cell>
          <table:table-cell table:formula="of:=[.G3]-12" office:value-type="float" office:value="-7" calcext:value-type="float">
            <text:p>-7</text:p>
          </table:table-cell>
          <table:table-cell table:formula="of:=[.H3]-12" office:value-type="float" office:value="-6" calcext:value-type="float">
            <text:p>-6</text:p>
          </table:table-cell>
          <table:table-cell table:formula="of:=[.I3]-12" office:value-type="float" office:value="-5" calcext:value-type="float">
            <text:p>-5</text:p>
          </table:table-cell>
          <table:table-cell table:formula="of:=[.J3]-12" office:value-type="float" office:value="-4" calcext:value-type="float">
            <text:p>-4</text:p>
          </table:table-cell>
          <table:table-cell table:formula="of:=[.K3]-12" office:value-type="float" office:value="-3" calcext:value-type="float">
            <text:p>-3</text:p>
          </table:table-cell>
          <table:table-cell table:formula="of:=[.L3]-12" office:value-type="float" office:value="-2" calcext:value-type="float">
            <text:p>-2</text:p>
          </table:table-cell>
          <table:table-cell table:formula="of:=[.M3]-12"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ranposi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tone <text:s/>d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 preference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lat</text:p>
          </table:table-cell>
          <table:table-cell table:number-columns-repeated="2" office:value-type="string" calcext:value-type="string">
            <text:p>sharp</text:p>
          </table:table-cell>
          <table:table-cell office:value-type="string" calcext:value-type="string">
            <text:p>flat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formula="of:=[.I3]+[.B8]" office:value-type="float" office:value="10" calcext:value-type="float">
            <text:p>10</text:p>
          </table:table-cell>
          <table:table-cell table:formula="of:=[.C14]-12" office:value-type="float" office:value="-2" calcext:value-type="float">
            <text:p>-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A</text:p>
          </table:table-cell>
          <table:table-cell table:formula="of:=[.$E$3]+[.B$8]" office:value-type="float" office:value="6" calcext:value-type="float">
            <text:p>6</text:p>
          </table:table-cell>
          <table:table-cell table:formula="of:=[.J14]-12" office:value-type="float" office:value="-6" calcext:value-type="float">
            <text:p>-6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F</text:p>
          </table:table-cell>
          <table:table-cell table:formula="of:=[.I3]+[.C8]" office:value-type="float" office:value="9" calcext:value-type="float">
            <text:p>9</text:p>
          </table:table-cell>
          <table:table-cell table:formula="of:=[.C15]-12"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table:formula="of:=[.$E$3]+[.C$8]" office:value-type="float" office:value="5" calcext:value-type="float">
            <text:p>5</text:p>
          </table:table-cell>
          <table:table-cell table:formula="of:=[.J15]-12" office:value-type="float" office:value="-7" calcext:value-type="float">
            <text:p>-7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formula="of:=[.I3]+[.E8]" office:value-type="float" office:value="17" calcext:value-type="float">
            <text:p>17</text:p>
          </table:table-cell>
          <table:table-cell table:formula="of:=[.C16]-12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D</text:p>
          </table:table-cell>
          <table:table-cell table:formula="of:=[.$E$3]+[.E$8]" office:value-type="float" office:value="13" calcext:value-type="float">
            <text:p>13</text:p>
          </table:table-cell>
          <table:table-cell table:formula="of:=[.J16]-12" office:value-type="float" office:value="1" calcext:value-type="float">
            <text:p>1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EF</text:p>
          </table:table-cell>
          <table:table-cell table:formula="of:=[.I3]+[.F8]" office:value-type="float" office:value="16" calcext:value-type="float">
            <text:p>16</text:p>
          </table:table-cell>
          <table:table-cell table:formula="of:=[.C17]-12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number-columns-repeated="2" office:value-type="string" calcext:value-type="string">
            <text:p>EF</text:p>
          </table:table-cell>
          <table:table-cell table:formula="of:=[.$E$3]+[.F$8]" office:value-type="float" office:value="12" calcext:value-type="float">
            <text:p>12</text:p>
          </table:table-cell>
          <table:table-cell table:formula="of:=[.J17]-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formula="of:=[.I3]+[.G8]" office:value-type="float" office:value="14" calcext:value-type="float">
            <text:p>14</text:p>
          </table:table-cell>
          <table:table-cell table:formula="of:=[.C18]-1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F</text:p>
          </table:table-cell>
          <table:table-cell table:formula="of:=[.$E$3]+[.G$8]" office:value-type="float" office:value="10" calcext:value-type="float">
            <text:p>10</text:p>
          </table:table-cell>
          <table:table-cell table:formula="of:=[.J18]-12" office:value-type="float" office:value="-2" calcext:value-type="float">
            <text:p>-2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formula="of:=[.I3]+[.H8]" office:value-type="float" office:value="12" calcext:value-type="float">
            <text:p>12</text:p>
          </table:table-cell>
          <table:table-cell table:formula="of:=[.C19]-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G</text:p>
          </table:table-cell>
          <table:table-cell table:formula="of:=[.$E$3]+[.H$8]" office:value-type="float" office:value="8" calcext:value-type="float">
            <text:p>8</text:p>
          </table:table-cell>
          <table:table-cell table:formula="of:=[.J19]-12" office:value-type="float" office:value="-4" calcext:value-type="float">
            <text:p>-4</text:p>
          </table:table-cell>
          <table:table-cell office:value-type="string" calcext:value-type="string">
            <text:p>AF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formula="of:=[.$G$3]+[.B$8]" office:value-type="float" office:value="8" calcext:value-type="float">
            <text:p>8</text:p>
          </table:table-cell>
          <table:table-cell table:formula="of:=[.C21]-12" office:value-type="float" office:value="-4" calcext:value-type="float">
            <text:p>-4</text:p>
          </table:table-cell>
          <table:table-cell office:value-type="string" calcext:value-type="string">
            <text:p>A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table:formula="of:=[.$G$3]+[.C$8]" office:value-type="float" office:value="7" calcext:value-type="float">
            <text:p>7</text:p>
          </table:table-cell>
          <table:table-cell table:formula="of:=[.C22]-12" office:value-type="float" office:value="-5" calcext:value-type="float">
            <text:p>-5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formula="of:=[.$G$3]+[.E$8]" office:value-type="float" office:value="15" calcext:value-type="float">
            <text:p>15</text:p>
          </table:table-cell>
          <table:table-cell table:formula="of:=[.C23]-12" office:value-type="float" office:value="3" calcext:value-type="float">
            <text:p>3</text:p>
          </table:table-cell>
          <table:table-cell office:value-type="string" calcext:value-type="string">
            <text:p>E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F</text:p>
          </table:table-cell>
          <table:table-cell table:formula="of:=[.$G$3]+[.F$8]" office:value-type="float" office:value="14" calcext:value-type="float">
            <text:p>14</text:p>
          </table:table-cell>
          <table:table-cell table:formula="of:=[.C24]-1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formula="of:=[.$G$3]+[.G$8]" office:value-type="float" office:value="12" calcext:value-type="float">
            <text:p>12</text:p>
          </table:table-cell>
          <table:table-cell table:formula="of:=[.C25]-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[.$G$3]+[.H$8]" office:value-type="float" office:value="10" calcext:value-type="float">
            <text:p>10</text:p>
          </table:table-cell>
          <table:table-cell table:formula="of:=[.C26]-12" office:value-type="float" office:value="-2" calcext:value-type="float">
            <text:p>-2</text:p>
          </table:table-cell>
          <table:table-cell office:value-type="string" calcext:value-type="string">
            <text:p>BF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A</text:p>
          </table:table-cell>
          <table:table-cell table:formula="of:=[.$H$3]+[.B$8]" office:value-type="float" office:value="9" calcext:value-type="float">
            <text:p>9</text:p>
          </table:table-cell>
          <table:table-cell table:formula="of:=[.C28]-12"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BF</text:p>
          </table:table-cell>
          <table:table-cell table:formula="of:=[.$H$3]+[.C$8]" office:value-type="float" office:value="8" calcext:value-type="float">
            <text:p>8</text:p>
          </table:table-cell>
          <table:table-cell table:formula="of:=[.C29]-12" office:value-type="float" office:value="-4" calcext:value-type="float">
            <text:p>-4</text:p>
          </table:table-cell>
          <table:table-cell office:value-type="string" calcext:value-type="string">
            <text:p>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D</text:p>
          </table:table-cell>
          <table:table-cell table:formula="of:=[.$H$3]+[.E$8]" office:value-type="float" office:value="16" calcext:value-type="float">
            <text:p>16</text:p>
          </table:table-cell>
          <table:table-cell table:formula="of:=[.C30]-12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EF</text:p>
          </table:table-cell>
          <table:table-cell table:formula="of:=[.$H$3]+[.F$8]" office:value-type="float" office:value="15" calcext:value-type="float">
            <text:p>15</text:p>
          </table:table-cell>
          <table:table-cell table:formula="of:=[.C31]-12" office:value-type="float" office:value="3" calcext:value-type="float">
            <text:p>3</text:p>
          </table:table-cell>
          <table:table-cell office:value-type="string" calcext:value-type="string">
            <text:p>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F</text:p>
          </table:table-cell>
          <table:table-cell table:formula="of:=[.$H$3]+[.G$8]" office:value-type="float" office:value="13" calcext:value-type="float">
            <text:p>13</text:p>
          </table:table-cell>
          <table:table-cell table:formula="of:=[.C32]-12"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G</text:p>
          </table:table-cell>
          <table:table-cell table:formula="of:=[.$H$3]+[.H$8]" office:value-type="float" office:value="11" calcext:value-type="float">
            <text:p>11</text:p>
          </table:table-cell>
          <table:table-cell table:formula="of:=[.C33]-12"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4:03:05.544970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10-06T15:32:20.252821181</dc:date>
    <meta:editing-duration>P2DT23H3M52S</meta:editing-duration>
    <meta:editing-cycles>74</meta:editing-cycles>
    <meta:generator>LibreOffice/7.2.1.2$MacOSX_X86_64 LibreOffice_project/87b77fad49947c1441b67c559c339af8f3517e22</meta:generator>
    <meta:document-statistic meta:table-count="3" meta:cell-count="1016" meta:object-count="0"/>
  </office:meta>
</office:document-meta>
</file>